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acdb7" officeooo:paragraph-rsid="000acdb7"/>
    </style:style>
    <style:style style:name="P5" style:family="paragraph" style:parent-style-name="Standard">
      <style:text-properties officeooo:rsid="000c9d39" officeooo:paragraph-rsid="000c9d39"/>
    </style:style>
    <style:style style:name="P6" style:family="paragraph" style:parent-style-name="Standard">
      <style:text-properties officeooo:rsid="000fbb5f" officeooo:paragraph-rsid="000fbb5f"/>
    </style:style>
    <style:style style:name="P7" style:family="paragraph" style:parent-style-name="Standard">
      <style:text-properties officeooo:rsid="0010225d" officeooo:paragraph-rsid="0010225d"/>
    </style:style>
    <style:style style:name="P8" style:family="paragraph" style:parent-style-name="Standard">
      <style:text-properties officeooo:rsid="000c9d39" officeooo:paragraph-rsid="00062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5T10:08:22.532998537</dc:date>
    <meta:editing-duration>PT6M4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